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20000028952E357D7.png"/>
  <manifest:file-entry manifest:media-type="image/png" manifest:full-path="Pictures/100002010000009600000086C1BCD1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ebdings" svg:font-family="Webdings" style:font-pitch="variable" style:font-charset="x-symbol"/>
    <style:font-face style:name="Symbol" svg:font-family="Symbol" style:font-family-generic="roman" style:font-pitch="variable" style:font-charset="x-symbol"/>
    <style:font-face style:name="StarSymbol" svg:font-family="StarSymbol"/>
    <style:font-face style:name="Times" svg:font-family="Times, 'Times New 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0417in" fo:margin-bottom="0in" fo:text-align="center" style:justify-single-word="false"/>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list-style-name="L1">
      <style:text-properties style:font-name="Times New Roman" fo:font-size="11pt" style:font-size-asian="11pt" style:font-size-complex="11pt"/>
    </style:style>
    <style:style style:name="P4" style:family="paragraph" style:parent-style-name="Standard" style:list-style-name="L1">
      <style:text-properties style:font-name="Times New Roman" fo:font-size="11pt" style:font-size-asian="11pt" style:font-size-complex="11pt"/>
    </style:style>
    <style:style style:name="P5" style:family="paragraph" style:parent-style-name="Standard" style:list-style-name="L1">
      <style:text-properties style:font-name="Times New Roman" fo:font-size="11pt" style:font-size-asian="11pt" style:font-size-complex="11pt"/>
    </style:style>
    <style:style style:name="P6" style:family="paragraph" style:parent-style-name="Standard" style:list-style-name="L1">
      <style:text-properties style:font-name="Times New Roman" fo:font-size="11pt" style:font-size-asian="11pt" style:font-size-complex="11pt"/>
    </style:style>
    <style:style style:name="P7" style:family="paragraph" style:parent-style-name="Standard" style:list-style-name="L1">
      <style:text-properties style:font-name="Times New Roman" fo:font-size="11pt" style:font-size-asian="11pt" style:font-size-complex="11pt"/>
    </style:style>
    <style:style style:name="P8" style:family="paragraph" style:parent-style-name="Standard" style:list-style-name="L2">
      <style:text-properties style:font-name="Times New Roman" fo:font-size="11pt" style:font-size-asian="11pt" style:font-size-complex="11pt"/>
    </style:style>
    <style:style style:name="P9" style:family="paragraph" style:parent-style-name="Standard" style:list-style-name="L2">
      <style:text-properties style:font-name="Times New Roman" fo:font-size="11pt" style:font-size-asian="11pt" style:font-size-complex="11pt"/>
    </style:style>
    <style:style style:name="P10" style:family="paragraph" style:parent-style-name="Standard" style:list-style-name="L2">
      <style:text-properties style:font-name="Times New Roman" fo:font-size="11pt" style:font-size-asian="11pt" style:font-size-complex="11pt"/>
    </style:style>
    <style:style style:name="P11" style:family="paragraph" style:parent-style-name="Standard" style:list-style-name="L2">
      <style:text-properties style:font-name="Times New Roman" fo:font-size="11pt" style:font-size-asian="11pt" style:font-size-complex="11pt"/>
    </style:style>
    <style:style style:name="P12" style:family="paragraph" style:parent-style-name="Standard" style:list-style-name="L2">
      <style:text-properties style:font-name="Times New Roman" fo:font-size="11pt" style:font-size-asian="11pt" style:font-size-complex="11pt"/>
    </style:style>
    <style:style style:name="P13" style:family="paragraph" style:parent-style-name="Standard" style:list-style-name="L3">
      <style:text-properties style:font-name="Times New Roman" fo:font-size="11pt" style:font-size-asian="11pt" style:font-size-complex="11pt"/>
    </style:style>
    <style:style style:name="P14" style:family="paragraph" style:parent-style-name="Standard" style:list-style-name="L3">
      <style:text-properties style:font-name="Times New Roman" fo:font-size="11pt" style:font-size-asian="11pt" style:font-size-complex="11pt"/>
    </style:style>
    <style:style style:name="P15" style:family="paragraph" style:parent-style-name="Standard" style:list-style-name="L3">
      <style:text-properties style:font-name="Times New Roman" fo:font-size="11pt" style:font-size-asian="11pt" style:font-size-complex="11pt"/>
    </style:style>
    <style:style style:name="P16" style:family="paragraph" style:parent-style-name="Standard" style:list-style-name="L3">
      <style:text-properties style:font-name="Times New Roman" fo:font-size="11pt" style:font-size-asian="11pt" style:font-size-complex="11pt"/>
    </style:style>
    <style:style style:name="P17" style:family="paragraph" style:parent-style-name="Standard">
      <style:text-properties style:font-name="Times New Roman" fo:font-size="11pt" fo:font-weight="bold" style:font-size-asian="11pt" style:font-weight-asian="bold" style:font-size-complex="11pt" style:font-weight-complex="bold"/>
    </style:style>
    <style:style style:name="P18" style:family="paragraph" style:parent-style-name="Header">
      <style:paragraph-properties fo:text-align="end" style:justify-single-word="false" fo:padding="0in" fo:border="none" style:shadow="none" style:join-border="false">
        <style:tab-stops>
          <style:tab-stop style:position="0.9898in"/>
        </style:tab-stops>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ff" style:font-name="Helvetica" fo:font-size="7pt" fo:language="en" fo:country="US" style:font-name-asian="Times" style:font-size-asian="7pt" style:font-name-complex="Times" style:font-size-complex="10pt"/>
    </style:style>
    <style:style style:name="T2" style:family="text">
      <style:text-properties fo:color="#0000ff" style:text-position="14% 100%" style:font-name="Webdings" fo:font-size="3pt" fo:language="en" fo:country="US" style:font-name-asian="Times" style:font-size-asian="3pt" style:font-name-complex="Times" style:font-size-complex="10pt"/>
    </style:style>
    <style:style style:name="T3" style:family="text">
      <style:text-properties fo:color="#0000ff" style:text-position="33% 100%" style:font-name="Helvetica" fo:font-size="7pt" fo:language="en" fo:country="US" style:font-name-asian="Times" style:font-size-asian="7pt" style:font-name-complex="Times" style:font-size-complex="10pt"/>
    </style:style>
    <style:style style:name="T4" style:family="text">
      <style:text-properties fo:color="#0000ff" style:font-name="Webdings" fo:font-size="4pt" fo:language="en" fo:country="US" style:font-name-asian="Times" style:font-size-asian="4pt" style:font-name-complex="Times" style:font-size-complex="10pt"/>
    </style:style>
    <style:style style:name="T5" style:family="text">
      <style:text-properties fo:font-size="11pt" style:font-size-asian="11pt" style:font-size-complex="11pt"/>
    </style:style>
    <style:style style:name="T6" style:family="text">
      <style:text-properties style:font-name="Georgia"/>
    </style:style>
    <style:style style:name="T7" style:family="text">
      <style:text-properties style:font-name="Verdana"/>
    </style:style>
    <style:style style:name="T8" style:family="text">
      <style:text-properties style:font-name="Verdana" fo:font-size="11pt" style:font-size-asian="11pt" style:font-size-complex="11pt"/>
    </style:style>
    <style:style style:name="T9" style:family="text">
      <style:text-properties style:font-name="Times New Roman" fo:font-size="11pt" style:font-size-asian="11pt" style:font-size-complex="11pt"/>
    </style:style>
    <style:style style:name="fr1" style:family="graphic" style:parent-style-name="Graphics">
      <style:graphic-properties style:protect="size position" style:horizontal-pos="left"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bottom" style:vertical-rel="page" style:horizontal-pos="right" style:horizontal-rel="page" style:mirror="none" fo:clip="rect(0in 0in 0in 0in)" draw:luminance="0%" draw:contrast="0%" draw:red="0%" draw:green="0%" draw:blue="0%" draw:gamma="100%" draw:color-inversion="false" draw:image-opacity="2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 Internship Confirmation for Christian Lehmann</text:p>
      <text:p text:style-name="P2"/>
      <text:p text:style-name="P2">To whom it my concern:</text:p>
      <text:p text:style-name="P2"/>
      <text:p text:style-name="P2">Christian Lehmann took part in the Global Information Internship Program (GIIP) at the University of California (Santa Cruz) starting on January 8 to March 19, 2007. </text:p>
      <text:p text:style-name="P2"/>
      <text:p text:style-name="P2">GIIP conducts social projects worldwide. In cooperation with local not for profit organizations, GIIP aims at bridging the digital divide by creating access to information technology. The goal is to <text:s/>increase the democratic representation of weaker groups of our society to overcome a new form of inequality, information exclusion.</text:p>
      <text:p text:style-name="P2"/>
      <text:p text:style-name="P2">GIIP interns research and collaborate with local, national and international civil society groups. The interns pursue three goals: Firstly, to work in solidarity with community and civil society groups which share the same social agenda to use information technology and social networking to more effectively empower those in need. Secondly, to assess and support the informational and networking capacity of community and civil society groups. And thirdly, to empower civil society groups to manage and confidently use information technology networks in a sustainable way that builds organizational self-reliance. </text:p>
      <text:p text:style-name="P2"/>
      <text:p text:style-name="P2">As a GIIP intern, Christian conducted a social project in cooperation with Poder Popular, a local not for profit organization which works closely with the migrant farmworker community. Furthermore, Christian successfully completed coursework on the role of technology as a means to create social value. </text:p>
      <text:p text:style-name="P2"/>
      <text:p text:style-name="P2">Part I: The social project: Christian conceptualized a computer laboratory for migrant fieldworkers in Monterey County, California. Pesticide poisoning, dehydration, and low wages characterize the work in the fields in this area. The objective of the project was to increase the computer and language skills of the migrant community. The acquisition of computer and language skills is an important step to increase labor market opportunities in order to find work in a healthier and more economically viable environment. For this project Christian:<text:tab/></text:p>
      <text:p text:style-name="P2"/>
      <text:list text:style-name="L2">
        <text:list-item>
          <text:p text:style-name="P8">Conducted literature research about the economic and health conditions of migrant fieldworkers </text:p>
          <text:list>
            <text:list-item>
              <text:p text:style-name="P8"><text:span text:style-name="T9">Visited and interviewed migrant fieldworkers</text:span></text:p>
            </text:list-item>
            <text:list-item>
              <text:p text:style-name="P8"><text:span text:style-name="T9">Collaborated with Poder Popular staff</text:span></text:p>
            </text:list-item>
            <text:list-item>
              <text:p text:style-name="P8"><text:span text:style-name="T9">Estimated the budget of the project</text:span></text:p>
            </text:list-item>
          </text:list>
        </text:list-item>
        <text:list-item>
          <text:p text:style-name="P8"><text:span text:style-name="T9">Developed a grant proposal to receive funding for the project</text:span></text:p>
        </text:list-item>
      </text:list>
      <text:p text:style-name="P2"/>
      <text:p text:style-name="P2">Part II: Coursework: 4 hours per week: In order to increase the ability to implement their project effectively, Christian completed coursework that include:</text:p>
      <text:p text:style-name="P2"/>
      <text:list text:style-name="L3">
        <text:list-item>
          <text:p text:style-name="P13">Grant proposal writing</text:p>
        </text:list-item>
        <text:list-item>
          <text:p text:style-name="P13"><text:span text:style-name="T9">Website programming: HTML/XHTML, CSS</text:span></text:p>
        </text:list-item>
        <text:list-item>
          <text:p text:style-name="P13"><text:span text:style-name="T9">Enterprising non-profit organizations: applying business principles to increase the performance of not for profit organizations</text:span></text:p>
        </text:list-item>
        <text:list-item>
          <text:p text:style-name="P13"><text:span text:style-name="T9">The role of technology in creating social value</text:span></text:p>
        </text:list-item>
      </text:list>
      <text:p text:style-name="P2"/>
      <text:p text:style-name="P2">In addition, Christian evaluated 5 case studies that applied innovative technology to create social value. The case studies included: </text:p>
      <text:p text:style-name="P2"><text:tab/></text:p>
      <text:list text:style-name="L1">
        <text:list-item>
          <text:p text:style-name="P3"><text:span text:style-name="T5">The Tech Museum Awards</text:span></text:p>
        </text:list-item>
        <text:list-item>
          <text:p text:style-name="P3"><text:span text:style-name="T5">Informal health and legal rights education in rural, agricultural communities </text:span></text:p>
        </text:list-item>
        <text:list-item>
          <text:p text:style-name="P3"><text:span text:style-name="T5">The poor as a high-potential market for multinational corporations (based on the book “The Fortune at the Bottom of the Pyramid” by CK Prahalad)</text:span></text:p>
        </text:list-item>
        <text:list-item>
          <text:p text:style-name="P3"><text:span text:style-name="T5">Power-law distributions and the impact on welfare</text:span></text:p>
        </text:list-item>
        <text:list-item>
          <text:p text:style-name="P3"><text:span text:style-name="T5">Television broadcast in developing countries </text:span></text:p>
        </text:list-item>
      </text:list>
      <text:p text:style-name="P2"/>
      <text:p text:style-name="P2">Christian achieved excellent results in both parts of the Global Information Internship Program. <text:s/>Please reach me if you have further questions regarding Christian's work at GIIP.</text:p>
      <text:p text:style-name="P2"/>
      <text:p text:style-name="P2"/>
      <text:p text:style-name="P2">Best, </text:p>
      <text:p text:style-name="P2"/>
      <text:p text:style-name="P2"/>
      <text:p text:style-name="P2"/>
      <text:p text:style-name="P2">Adam Thompson</text:p>
      <text:p text:style-name="P2">Associate Director for Programs and Instruction</text:p>
      <text:p text:style-name="P2">Global Information Internship Program</text:p>
      <text:p text:style-name="Standard"><text:span text:style-name="T9">e - </text:span><text:a xlink:type="simple" xlink:href="mailto:ado@ucsc.edu"><text:span text:style-name="T9">ado@ucsc.edu</text:span></text:a><text:span text:style-name="T9"> p - +1 831.459.157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ebdings" svg:font-family="Webdings" style:font-pitch="variable" style:font-charset="x-symbol"/>
    <style:font-face style:name="Symbol" svg:font-family="Symbol" style:font-family-generic="roman" style:font-pitch="variable" style:font-charset="x-symbol"/>
    <style:font-face style:name="StarSymbol" svg:font-family="StarSymbol"/>
    <style:font-face style:name="Times" svg:font-family="Times, 'Times New 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text-align="justify" style:justify-single-word="false" fo:keep-with-next="always"/>
      <style:text-properties fo:font-size="11pt" fo:font-style="italic" style:font-size-asian="11pt" style:font-style-asian="italic"/>
    </style:style>
    <style:style style:name="Heading_20_2" style:display-name="Heading 2" style:family="paragraph" style:parent-style-name="Standard" style:next-style-name="Standard" style:class="text" style:default-outline-level="2">
      <style:paragraph-properties fo:keep-with-next="always"/>
      <style:text-properties fo:font-size="11pt" fo:font-style="italic" style:font-size-asian="11pt" style:font-style-asian="italic"/>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0in" fo:border="none" style:shadow="none" style:join-border="false">
        <style:tab-stops>
          <style:tab-stop style:position="0.9898in"/>
        </style:tab-stops>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top="0.0417in" fo:margin-bottom="0in" fo:text-align="center" style:justify-single-word="false"/>
    </style:style>
    <style:style style:name="T1" style:family="text">
      <style:text-properties fo:color="#0000ff" style:font-name="Helvetica" fo:font-size="7pt" fo:language="en" fo:country="US" style:font-name-asian="Times" style:font-size-asian="7pt" style:font-name-complex="Times" style:font-size-complex="10pt"/>
    </style:style>
    <style:style style:name="T2" style:family="text">
      <style:text-properties fo:color="#0000ff" style:text-position="14% 100%" style:font-name="Webdings" fo:font-size="3pt" fo:language="en" fo:country="US" style:font-name-asian="Times" style:font-size-asian="3pt" style:font-name-complex="Times" style:font-size-complex="10pt"/>
    </style:style>
    <style:style style:name="T3" style:family="text">
      <style:text-properties fo:color="#0000ff" style:text-position="33% 100%" style:font-name="Helvetica" fo:font-size="7pt" fo:language="en" fo:country="US" style:font-name-asian="Times" style:font-size-asian="7pt" style:font-name-complex="Times" style:font-size-complex="10pt"/>
    </style:style>
    <style:style style:name="T4" style:family="text">
      <style:text-properties fo:color="#0000ff" style:font-name="Webdings" fo:font-size="4pt" fo:language="en" fo:country="US" style:font-name-asian="Times" style:font-size-asian="4pt" style:font-name-complex="Times" style:font-size-complex="10pt"/>
    </style:style>
    <style:style style:name="fr1" style:family="graphic" style:parent-style-name="Graphics">
      <style:graphic-properties style:protect="size position" style:horizontal-pos="left"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bottom" style:vertical-rel="page" style:horizontal-pos="right" style:horizontal-rel="page" style:mirror="none" fo:clip="rect(0in 0in 0in 0in)" draw:luminance="0%" draw:contrast="0%" draw:red="0%" draw:green="0%" draw:blue="0%" draw:gamma="100%" draw:color-inversion="false" draw:image-opacity="20%" draw:color-mode="standard"/>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1.09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style:dynamic-spacing="fals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ext:p text:style-name="P1"><draw:frame draw:style-name="fr1" draw:name="graphics2" text:anchor-type="paragraph" svg:width="0.9in" svg:height="0.8in" draw:z-index="1"><draw:image xlink:href="Pictures/100002010000009600000086C1BCD159.png" xlink:type="simple" xlink:show="embed" xlink:actuate="onLoad"/></draw:frame><draw:frame draw:style-name="fr2" draw:name="graphics1" text:anchor-type="paragraph" svg:width="4in" svg:height="3.5902in" draw:z-index="3"><draw:image xlink:href="Pictures/10000201000002D20000028952E357D7.png" xlink:type="simple" xlink:show="embed" xlink:actuate="onLoad"/></draw:frame><text:tab/><text:date style:data-style-name="N81" text:date-value="2007-05-10T15:35:44.99" text:fixed="true">10. May 2007</text:date></text:p>
      </style:header>
      <style:footer>
        <text:p text:style-name="P2"><text:span text:style-name="T1">University of California <text:s text:c="4"/></text:span><text:span text:style-name="T2"></text:span><text:span text:style-name="T3"> </text:span><text:span text:style-name="T1"><text:s text:c="3"/>1156 High Street <text:s text:c="4"/></text:span><text:span text:style-name="T2"></text:span><text:span text:style-name="T3"> </text:span><text:span text:style-name="T4"></text:span><text:span text:style-name="T1">Social Sciences 1, Room 314 <text:s text:c="4"/></text:span><text:span text:style-name="T2"></text:span><text:span text:style-name="T3"> </text:span><text:span text:style-name="T1"><text:s text:c="4"/>Santa Cruz, CA <text:s/>95064</text:span></text:p>
        <text:p text:style-name="P2"><text:span text:style-name="T1">PHONE: <text:s/>831.459.1572 <text:s text:c="5"/></text:span><text:span text:style-name="T2"></text:span><text:span text:style-name="T3"> </text:span><text:span text:style-name="T1"><text:s text:c="5"/>FAX: <text:s/>831.459.5900 <text:s text:c="6"/></text:span><text:span text:style-name="T2"></text:span><text:span text:style-name="T3"> <text:s/></text:span><text:span text:style-name="T4"></text:span><text:span text:style-name="T1">E-MAIL: giip@ucsc.edu <text:s text:c="6"/></text:span><text:span text:style-name="T2"></text:span><text:span text:style-name="T3"> </text:span><text:span text:style-name="T1"><text:s text:c="5"/>WEB: http://giip.ucsc.ed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dam Thompson</meta:initial-creator>
    <meta:creation-date>2007-05-10T15:35:05</meta:creation-date>
    <dc:creator>Adam Thompson</dc:creator>
    <dc:date>2007-05-10T15:45:55</dc:date>
    <dc:language>en-US</dc:language>
    <meta:editing-cycles>3</meta:editing-cycles>
    <meta:editing-duration>PT10M54S</meta:editing-duration>
    <meta:template xlink:type="simple" xlink:actuate="onRequest" xlink:role="template" xlink:href="../../.openoffice.org2/user/template/giip_main_letterhead.ott" xlink:title="giip_main_letterhead" meta:date="2007-05-10T15:35:03"/>
    <meta:user-defined meta:name="Info 1"/>
    <meta:user-defined meta:name="Info 2"/>
    <meta:user-defined meta:name="Info 3"/>
    <meta:user-defined meta:name="Info 4"/>
    <meta:document-statistic meta:table-count="0" meta:image-count="2" meta:object-count="0" meta:page-count="2" meta:paragraph-count="33" meta:word-count="552" meta:character-count="3861"/>
  </office:meta>
</office:document-meta>
</file>